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condomini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ome Fantasi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me Fantasi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ome Fantasi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ome Fantasi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ome Fantasia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ome Fantasi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ome Fantasia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ome Fantasia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Nome Fantasia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Nome Fantasi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21">00/00/0000</text:date>, <text:time style:data-style-name="N2" text:time-value="14:41:37.71255093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21T14:26:36.854113787</meta:creation-date>
    <meta:generator>LibreOffice/7.1.7.2$Linux_X86_64 LibreOffice_project/10$Build-2</meta:generator>
    <dc:date>2022-06-21T14:41:50.075413951</dc:date>
    <meta:editing-duration>PT5M47S</meta:editing-duration>
    <meta:editing-cycles>3</meta:editing-cycles>
    <meta:document-statistic meta:table-count="1" meta:cell-count="22" meta:object-count="0"/>
  </office:meta>
</office:document-meta>
</file>